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fo:font-weight="bold" officeooo:rsid="0a6d63ec" officeooo:paragraph-rsid="19e443c0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style:text-underline-style="none" fo:font-weight="bold" officeooo:rsid="0e73ccec" officeooo:paragraph-rsid="199716d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fo:color="#111111" style:font-name="標楷體1" fo:font-size="17pt" fo:font-weight="bold" officeooo:rsid="0e73ccec" officeooo:paragraph-rsid="199716d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fo:color="#111111" style:font-name="標楷體1" fo:font-size="17pt" style:text-underline-style="none" fo:font-weight="bold" officeooo:rsid="0e73ccec" officeooo:paragraph-rsid="199716de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0a6d63ec" officeooo:paragraph-rsid="103f9cc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0a6d63ec" officeooo:paragraph-rsid="1aebeda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0a6d63ec" officeooo:paragraph-rsid="1b34f623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0a6d63ec" officeooo:paragraph-rsid="1a804224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0a6d63ec" officeooo:paragraph-rsid="1a76cab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0a6d63ec" officeooo:paragraph-rsid="19a0ba9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0a6d63ec" officeooo:paragraph-rsid="199ccd7d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0a6d63ec" officeooo:paragraph-rsid="199fad47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0a6d63ec" officeooo:paragraph-rsid="1a8cc600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0a6d63ec" officeooo:paragraph-rsid="19989eca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0a6d63ec" officeooo:paragraph-rsid="19a6327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0a6d63ec" officeooo:paragraph-rsid="1a9bba0e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0a6d63ec" officeooo:paragraph-rsid="1a9d34ab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0a6d63ec" officeooo:paragraph-rsid="1ad779c6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0a6d63ec" officeooo:paragraph-rsid="1ad548da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0a6d63ec" officeooo:paragraph-rsid="1adb06bd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0a6d63ec" officeooo:paragraph-rsid="1ad830ea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0a6d63ec" officeooo:paragraph-rsid="1ad7e334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0a6d63ec" officeooo:paragraph-rsid="1adbd3a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0a6d63ec" officeooo:paragraph-rsid="19cbf2aa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0a6d63ec" officeooo:paragraph-rsid="19a72a7f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0a6d63ec" officeooo:paragraph-rsid="19d27609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0a6d63ec" officeooo:paragraph-rsid="19a8bcd0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0a6d63ec" officeooo:paragraph-rsid="19ad9b4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0a6d63ec" officeooo:paragraph-rsid="19db1262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0a6d63ec" officeooo:paragraph-rsid="19e443c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0a6d63ec" officeooo:paragraph-rsid="19e7d1d6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0a6d63ec" officeooo:paragraph-rsid="1a02bb9b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0a6d63ec" officeooo:paragraph-rsid="1a0b4c4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0a6d63ec" officeooo:paragraph-rsid="1a080aed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0a6d63ec" officeooo:paragraph-rsid="1a1b3e25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0a6d63ec" officeooo:paragraph-rsid="1a1ef29d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0a6d63ec" officeooo:paragraph-rsid="1a2f69bc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0a6d63ec" officeooo:paragraph-rsid="1a3be2e0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0a6d63ec" officeooo:paragraph-rsid="1a408bc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0a6d63ec" officeooo:paragraph-rsid="1a3cc352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0a6d63ec" officeooo:paragraph-rsid="1a40573c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0a6d63ec" officeooo:paragraph-rsid="1a46f2a2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0a6d63ec" officeooo:paragraph-rsid="1a440692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0a6d63ec" officeooo:paragraph-rsid="1a47b281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0a6d63ec" officeooo:paragraph-rsid="1a8e25c5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0a6d63ec" officeooo:paragraph-rsid="1a48f37e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0a6d63ec" officeooo:paragraph-rsid="1a8ba67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0a6d63ec" officeooo:paragraph-rsid="1a52d78c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0a6d63ec" officeooo:paragraph-rsid="1aa71d4b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0a6d63ec" officeooo:paragraph-rsid="1aadec7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0a6d63ec" officeooo:paragraph-rsid="1abc265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0a6d63ec" officeooo:paragraph-rsid="1abf8d07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0a6d63ec" officeooo:paragraph-rsid="1ac35b62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0a6d63ec" officeooo:paragraph-rsid="1ac32965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0a6d63ec" officeooo:paragraph-rsid="1ac1d2e5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0a6d63ec" officeooo:paragraph-rsid="1ac67d5e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0a6d63ec" officeooo:paragraph-rsid="1b703b04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0a6d63ec" officeooo:paragraph-rsid="1b9573c3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0a6d63ec" officeooo:paragraph-rsid="1b91fc91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0a6d63ec" officeooo:paragraph-rsid="1bf40380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0a6d63ec" officeooo:paragraph-rsid="1be057b1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0a6d63ec" officeooo:paragraph-rsid="1be3f76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0a6d63ec" officeooo:paragraph-rsid="1be6418d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0a6d63ec" officeooo:paragraph-rsid="1bed7774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0a6d63ec" officeooo:paragraph-rsid="1b4cda3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0a6d63ec" officeooo:paragraph-rsid="1b6568cd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0a6d63ec" officeooo:paragraph-rsid="1b6671e3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0a6d63ec" officeooo:paragraph-rsid="1b677d48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0a6d63ec" officeooo:paragraph-rsid="1b4d1d2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0a6d63ec" officeooo:paragraph-rsid="1b87bd1b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0a6d63ec" officeooo:paragraph-rsid="1ba0d8c8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0a6d63ec" officeooo:paragraph-rsid="1b9a050c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0a6d63ec" officeooo:paragraph-rsid="1b9c716e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0a6d63ec" officeooo:paragraph-rsid="1b74a6ef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0a6d63ec" officeooo:paragraph-rsid="1b768cf2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0a6d63ec" officeooo:paragraph-rsid="1b7f2039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0a6d63ec" officeooo:paragraph-rsid="1b80ea8d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0a6d63ec" officeooo:paragraph-rsid="1b6bbdc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0a6d63ec" officeooo:paragraph-rsid="1b58783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0a6d63ec" officeooo:paragraph-rsid="1bd29708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0a6d63ec" officeooo:paragraph-rsid="1b5f1917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0a6d63ec" officeooo:paragraph-rsid="1b62b7e1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0a6d63ec" officeooo:paragraph-rsid="1ba4832f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0a6d63ec" officeooo:paragraph-rsid="1ba6bdae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0a6d63ec" officeooo:paragraph-rsid="1bb3935a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0a6d63ec" officeooo:paragraph-rsid="1ba7e193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0a6d63ec" officeooo:paragraph-rsid="1bb401ed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0a6d63ec" officeooo:paragraph-rsid="1bc29666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0a6d63ec" officeooo:paragraph-rsid="1bc9383f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0a6d63ec" officeooo:paragraph-rsid="1bc9722e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0a6d63ec" officeooo:paragraph-rsid="1b6fe7d8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0a6d63ec" officeooo:paragraph-rsid="1bd0cf21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0a6d63ec" officeooo:paragraph-rsid="1a94a2f7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0a6d63ec" officeooo:paragraph-rsid="1b367861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0a6d63ec" officeooo:paragraph-rsid="1b38bcb5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1aebb218" officeooo:paragraph-rsid="1b34f62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1aebb218" officeooo:paragraph-rsid="1afa4436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1aebb218" officeooo:paragraph-rsid="1afc1b46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1aebb218" officeooo:paragraph-rsid="1af20f71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1aebb218" officeooo:paragraph-rsid="1b0a1c1a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1aebb218" officeooo:paragraph-rsid="1b0fade1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1aebb218" officeooo:paragraph-rsid="1b183ff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1aebb218" officeooo:paragraph-rsid="1b1d5382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1aebb218" officeooo:paragraph-rsid="1b27836c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1b0a1c1a" officeooo:paragraph-rsid="1b0a1c1a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199c47cc" officeooo:paragraph-rsid="1a0524d3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1b38bcb5" officeooo:paragraph-rsid="1b38bcb5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1b38bcb5" officeooo:paragraph-rsid="1b3c56d8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1b38bcb5" officeooo:paragraph-rsid="1b3a5c07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1b38bcb5" officeooo:paragraph-rsid="1b42865e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1b3de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1b4156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1b4aa7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1b3a5c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1aebb218" officeooo:paragraph-rsid="1b2cd5fc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1aebb218" officeooo:paragraph-rsid="1b34f623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0a6d63ec" officeooo:paragraph-rsid="1a889527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0a6d63ec" officeooo:paragraph-rsid="1a8e25c5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fo:font-weight="bold" officeooo:rsid="0a6d63ec" officeooo:paragraph-rsid="1be057b1" style:font-name-asian="Liberation Serif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fo:font-weight="bold" officeooo:rsid="0a6d63ec" officeooo:paragraph-rsid="1be0ff74" style:font-name-asian="Liberation Serif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fo:font-weight="bold" officeooo:rsid="0a6d63ec" officeooo:paragraph-rsid="1bd0cf21" style:font-name-asian="Liberation Serif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8bc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officeooo:paragraph-rsid="19a72a7f"/>
    </style:style>
    <style:style style:name="P124" style:family="paragraph" style:parent-style-name="Standard" style:list-style-name="L1">
      <style:text-properties fo:color="#333333" officeooo:paragraph-rsid="19e95c3f"/>
    </style:style>
    <style:style style:name="P125" style:family="paragraph" style:parent-style-name="Standard" style:list-style-name="L1">
      <style:text-properties fo:color="#333333" officeooo:paragraph-rsid="19e9858d"/>
    </style:style>
    <style:style style:name="P126" style:family="paragraph" style:parent-style-name="Standard" style:list-style-name="L1">
      <style:text-properties fo:color="#1c1c1c" style:font-name="標楷體1" fo:font-size="17pt" fo:font-weight="bold" officeooo:rsid="0a6d63ec" officeooo:paragraph-rsid="1a76cab4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1c1c1c" style:font-name="標楷體1" fo:font-size="17pt" fo:font-weight="bold" officeooo:rsid="0a6d63ec" officeooo:paragraph-rsid="1aeba6b0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1c1c1c" style:font-name="標楷體1" fo:font-size="17pt" fo:font-weight="bold" officeooo:rsid="0a6d63ec" officeooo:paragraph-rsid="1bf40380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1c1c1c" style:font-name="標楷體1" fo:font-size="17pt" fo:font-weight="bold" officeooo:rsid="0a6d63ec" officeooo:paragraph-rsid="1b38bcb5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1c1c1c" style:font-name="標楷體1" fo:font-size="17pt" fo:font-weight="bold" officeooo:rsid="1aebb218" officeooo:paragraph-rsid="1af0ea8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 fo:font-size="17pt" fo:font-weight="bold" officeooo:rsid="0a6d63ec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font-name="標楷體1" fo:font-size="17pt" fo:font-weight="bold" officeooo:rsid="19e580b6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19e95c3f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199c47cc" style:font-name-asian="標楷體1"/>
    </style:style>
    <style:style style:name="T6" style:family="text">
      <style:text-properties style:font-name="標楷體1" officeooo:rsid="19989eca" style:font-name-asian="標楷體1"/>
    </style:style>
    <style:style style:name="T7" style:family="text">
      <style:text-properties style:font-name="標楷體1" officeooo:rsid="0a6d63ec" style:font-name-asian="標楷體1"/>
    </style:style>
    <style:style style:name="T8" style:family="text">
      <style:text-properties style:font-name="標楷體1" officeooo:rsid="1bd43d44" style:font-name-asian="標楷體1"/>
    </style:style>
    <style:style style:name="T9" style:family="text">
      <style:text-properties fo:color="#050505"/>
    </style:style>
    <style:style style:name="T10" style:family="text">
      <style:text-properties fo:color="#050505" officeooo:rsid="1af659a1"/>
    </style:style>
    <style:style style:name="T11" style:family="text">
      <style:text-properties officeooo:rsid="19989eca"/>
    </style:style>
    <style:style style:name="T12" style:family="text">
      <style:text-properties officeooo:rsid="1999267d"/>
    </style:style>
    <style:style style:name="T13" style:family="text">
      <style:text-properties officeooo:rsid="199c47cc"/>
    </style:style>
    <style:style style:name="T14" style:family="text">
      <style:text-properties officeooo:rsid="1a1775fb"/>
    </style:style>
    <style:style style:name="T15" style:family="text">
      <style:text-properties officeooo:rsid="1a39e45e"/>
    </style:style>
    <style:style style:name="T16" style:family="text">
      <style:text-properties officeooo:rsid="1a889527"/>
    </style:style>
    <style:style style:name="T17" style:family="text">
      <style:text-properties officeooo:rsid="19e95c3f"/>
    </style:style>
    <style:style style:name="T18" style:family="text">
      <style:text-properties officeooo:rsid="1ad2610b"/>
    </style:style>
    <style:style style:name="T19" style:family="text">
      <style:text-properties officeooo:rsid="1ad3135a"/>
    </style:style>
    <style:style style:name="T20" style:family="text">
      <style:text-properties officeooo:rsid="1ad36b2e"/>
    </style:style>
    <style:style style:name="T21" style:family="text">
      <style:text-properties officeooo:rsid="08038b5c"/>
    </style:style>
    <style:style style:name="T22" style:family="text">
      <style:text-properties officeooo:rsid="1ad779c6"/>
    </style:style>
    <style:style style:name="T23" style:family="text">
      <style:text-properties style:font-name="Liberation Serif" style:text-underline-style="solid" style:text-underline-width="auto" style:text-underline-color="font-color" officeooo:rsid="29490711" style:font-name-complex="標楷體"/>
    </style:style>
    <style:style style:name="T24" style:family="text">
      <style:text-properties style:font-name="Liberation Serif" style:text-underline-style="solid" style:text-underline-width="auto" style:text-underline-color="font-color" officeooo:rsid="24743952" style:font-name-complex="標楷體"/>
    </style:style>
    <style:style style:name="T25" style:family="text">
      <style:text-properties style:font-name="Liberation Serif" style:text-underline-style="none" officeooo:rsid="0a7edee9" style:font-name-complex="標楷體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a7edee9" style:font-name-complex="標楷體"/>
    </style:style>
    <style:style style:name="T28" style:family="text">
      <style:text-properties style:text-underline-style="solid" style:text-underline-width="auto" style:text-underline-color="font-color" officeooo:rsid="202193fd" style:font-name-complex="標楷體"/>
    </style:style>
    <style:style style:name="T29" style:family="text">
      <style:text-properties style:text-underline-style="solid" style:text-underline-width="auto" style:text-underline-color="font-color" officeooo:rsid="0a5718ff" style:font-name-complex="標楷體"/>
    </style:style>
    <style:style style:name="T30" style:family="text">
      <style:text-properties style:text-underline-style="solid" style:text-underline-width="auto" style:text-underline-color="font-color" officeooo:rsid="19989eca"/>
    </style:style>
    <style:style style:name="T31" style:family="text">
      <style:text-properties style:text-underline-style="none" style:font-name-complex="標楷體"/>
    </style:style>
    <style:style style:name="T32" style:family="text">
      <style:text-properties style:text-underline-style="none" officeooo:rsid="0a7edee9" style:font-name-complex="標楷體"/>
    </style:style>
    <style:style style:name="T33" style:family="text">
      <style:text-properties style:text-underline-style="none" officeooo:rsid="0a5718ff" style:font-name-complex="標楷體"/>
    </style:style>
    <style:style style:name="T34" style:family="text">
      <style:text-properties style:text-underline-style="none" officeooo:rsid="1b38bcb5" style:font-name-complex="標楷體"/>
    </style:style>
    <style:style style:name="T35" style:family="text">
      <style:text-properties style:text-underline-style="none" officeooo:rsid="0a6d63ec" style:font-name-complex="標楷體"/>
    </style:style>
    <style:style style:name="T36" style:family="text">
      <style:text-properties style:text-underline-style="none" officeooo:rsid="1b3a5c07" style:font-name-complex="標楷體"/>
    </style:style>
    <style:style style:name="T37" style:family="text">
      <style:text-properties style:text-underline-style="none" officeooo:rsid="1b42865e" style:font-name-complex="標楷體"/>
    </style:style>
    <style:style style:name="T38" style:family="text">
      <style:text-properties officeooo:rsid="0a6d63ec"/>
    </style:style>
    <style:style style:name="T39" style:family="text">
      <style:text-properties style:font-name-asian="標楷體1"/>
    </style:style>
    <style:style style:name="T40" style:family="text">
      <style:text-properties officeooo:rsid="19989eca" style:font-name-asian="標楷體1"/>
    </style:style>
    <style:style style:name="T41" style:family="text">
      <style:text-properties officeooo:rsid="1b2b6289" style:font-name-asian="標楷體1"/>
    </style:style>
    <style:style style:name="T42" style:family="text">
      <style:text-properties officeooo:rsid="199c47cc" style:font-name-asian="標楷體1"/>
    </style:style>
    <style:style style:name="T43" style:family="text">
      <style:text-properties officeooo:rsid="1bd43d44" style:font-name-asian="標楷體1"/>
    </style:style>
    <style:style style:name="T44" style:family="text">
      <style:text-properties officeooo:rsid="1b5d650e" style:font-name-asian="標楷體1"/>
    </style:style>
    <style:style style:name="T45" style:family="text">
      <style:text-properties officeooo:rsid="1af31f65"/>
    </style:style>
    <style:style style:name="T46" style:family="text">
      <style:text-properties officeooo:rsid="1af4a36c"/>
    </style:style>
    <style:style style:name="T47" style:family="text">
      <style:text-properties officeooo:rsid="1af659a1"/>
    </style:style>
    <style:style style:name="T48" style:family="text">
      <style:text-properties officeooo:rsid="1af7b19a"/>
    </style:style>
    <style:style style:name="T49" style:family="text">
      <style:text-properties officeooo:rsid="1afb7330"/>
    </style:style>
    <style:style style:name="T50" style:family="text">
      <style:text-properties officeooo:rsid="1b0a1c1a"/>
    </style:style>
    <style:style style:name="T51" style:family="text">
      <style:text-properties officeooo:rsid="1b183ff1"/>
    </style:style>
    <style:style style:name="T52" style:family="text">
      <style:text-properties officeooo:rsid="1b1ef24c"/>
    </style:style>
    <style:style style:name="T53" style:family="text">
      <style:text-properties officeooo:rsid="1b2b6289"/>
    </style:style>
    <style:style style:name="T54" style:family="text">
      <style:text-properties style:font-name="Liberation Serif1" style:text-underline-style="none" style:font-name-asian="Liberation Serif1" style:font-name-complex="Liberation Serif1"/>
    </style:style>
    <style:style style:name="T55" style:family="text">
      <style:text-properties style:font-name="Arial" style:font-name-asian="Arial"/>
    </style:style>
    <style:style style:name="T56" style:family="text">
      <style:text-properties style:font-name="Arial" officeooo:rsid="1af659a1" style:font-name-asian="Arial"/>
    </style:style>
    <style:style style:name="T57" style:family="text">
      <style:text-properties style:font-name="Arial" officeooo:rsid="1af31f65" style:font-name-asian="Arial"/>
    </style:style>
    <style:style style:name="T58" style:family="text">
      <style:text-properties style:font-name="Arial" officeooo:rsid="1af7b19a" style:font-name-asian="Arial"/>
    </style:style>
    <style:style style:name="T59" style:family="text">
      <style:text-properties style:font-name="Arial" officeooo:rsid="1afb7330" style:font-name-asian="Arial"/>
    </style:style>
    <style:style style:name="T60" style:family="text">
      <style:text-properties style:font-name="Arial" officeooo:rsid="1af4a36c" style:font-name-asian="Arial"/>
    </style:style>
    <style:style style:name="T61" style:family="text">
      <style:text-properties style:font-name="Arial" officeooo:rsid="1b0a1c1a" style:font-name-asian="Arial"/>
    </style:style>
    <style:style style:name="T62" style:family="text">
      <style:text-properties style:font-name="Arial" officeooo:rsid="1b2b6289" style:font-name-asian="Arial"/>
    </style:style>
    <style:style style:name="T63" style:family="text">
      <style:text-properties style:font-name="Arial" officeooo:rsid="1b5d650e" style:font-name-asian="Arial"/>
    </style:style>
    <style:style style:name="T64" style:family="text">
      <style:text-properties officeooo:rsid="1b4d1d22"/>
    </style:style>
    <style:style style:name="T65" style:family="text">
      <style:text-properties fo:color="#010101"/>
    </style:style>
    <style:style style:name="T66" style:family="text">
      <style:text-properties fo:color="#010101" fo:font-size="12pt" style:font-size-asian="12pt" style:font-size-complex="12pt"/>
    </style:style>
    <style:style style:name="T67" style:family="text">
      <style:text-properties fo:color="#010101" fo:font-size="11pt" style:font-size-asian="11pt" style:font-size-complex="11pt"/>
    </style:style>
    <style:style style:name="T68" style:family="text">
      <style:text-properties officeooo:rsid="1b5a512c"/>
    </style:style>
    <style:style style:name="T69" style:family="text">
      <style:text-properties officeooo:rsid="1b5d650e"/>
    </style:style>
    <style:style style:name="T70" style:family="text">
      <style:text-properties officeooo:rsid="1b74a6ef"/>
    </style:style>
    <style:style style:name="T71" style:family="text">
      <style:text-properties officeooo:rsid="1bd43d44"/>
    </style:style>
    <style:style style:name="T72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48782837" style:font-style-asian="normal" style:font-name-complex="標楷體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本文件 是 用來 暫時存放 的 文件。</text:p>
      <text:p text:style-name="P3">本文件 的 內容 是 尚未 分類 的 內容。</text:p>
      <text:p text:style-name="P3">本文件 的 內容 是 尚未 分類到 某一特定 類別文件 的 內容。</text:p>
      <text:p text:style-name="P4">本文件的內容是 暫時 以本文件的 標題 做 分類。</text:p>
      <text:p text:style-name="P2"/>
      <text:list xml:id="list1170089625" text:style-name="L1">
        <text:list-item>
          <text:p text:style-name="P5">時空旅行 有三種。</text:p>
          <text:list>
            <text:list-item>
              <text:p text:style-name="P6">時空旅行 是 時間旅行、空間旅行、時間和空間的複合型旅行。</text:p>
            </text:list-item>
            <text:list-item>
              <text:p text:style-name="P6">第一種時空旅行，&lt;?<text:span text:style-name="T13">2&gt;個體 </text:span>從 &lt;_?<text:span text:style-name="T11">3_&gt;個體 </text:span>到達 其他&lt;?<text:span text:style-name="T11">3&gt;個體。</text:span></text:p>
              <text:list>
                <text:list-item>
                  <text:p text:style-name="P96"><text:span text:style-name="T38">第一種時空旅行</text:span> 是 <text:span text:style-name="T38">到達 其他&lt;?3&gt;個體的 旅行</text:span>。</text:p>
                  <text:list>
                    <text:list-item>
                      <text:p text:style-name="P97">抽象例子，白血球 在 血管 流動、運動。</text:p>
                      <text:list>
                        <text:list-item>
                          <text:p text:style-name="P97">白血球 遊走 血管。</text:p>
                          <text:list>
                            <text:list-item>
                              <text:p text:style-name="P98">遊走 是 進入 血管壁，到達 不同的 血管。</text:p>
                            </text:list-item>
                          </text:list>
                        </text:list-item>
                        <text:list-item>
                          <text:p text:style-name="P99">白血球 <text:span text:style-name="T56">↔</text:span><text:span text:style-name="T47"> &lt;?2&gt;個體。</text:span><text:span text:style-name="T10">（本能、傳承 足夠高的 &lt;?2&gt;個體）</text:span></text:p>
                          <text:list>
                            <text:list-item>
                              <text:p text:style-name="P99">血管 <text:span text:style-name="T57">↔</text:span><text:span text:style-name="T45"> &lt;?3&gt;個體。</text:span></text:p>
                            </text:list-item>
                            <text:list-item>
                              <text:p text:style-name="P99">血管壁 <text:span text:style-name="T58">↔</text:span><text:span text:style-name="T48"> &lt;?3&gt;個體的 邊界、表層、中介層。</text:span></text:p>
                              <text:list>
                                <text:list-item>
                                  <text:p text:style-name="P99">某一特定血管 <text:span text:style-name="T57">↔</text:span><text:span text:style-name="T45"> 某一特定&lt;?3&gt;個體。</text:span></text:p>
                                </text:list-item>
                              </text:list>
                            </text:list-item>
                            <text:list-item>
                              <text:p text:style-name="P98">在 血管 流動、運動 <text:span text:style-name="T59">↔</text:span><text:span text:style-name="T49"> 在 &lt;?3&gt;個體 裡面 流動、運動。</text:span></text:p>
                            </text:list-item>
                            <text:list-item>
                              <text:p text:style-name="P96">遊走 <text:span text:style-name="T60">↔</text:span><text:span text:style-name="T46"> 第一種時空旅行、遙視、空間旅行。</text:span></text:p>
                            </text:list-item>
                          </text:list>
                        </text:list-item>
                        <text:list-item>
                          <text:p text:style-name="P100">在 血管 流動、運動 <text:span text:style-name="T61">↔</text:span><text:span text:style-name="T50"> 受到（某一特定&lt;?3&gt;個體）時間 影響。</text:span></text:p>
                          <text:list>
                            <text:list-item>
                              <text:p text:style-name="P101">在 某一特定細胞 裡面 流動、運動 <text:span text:style-name="T61">↔</text:span><text:span text:style-name="T50"> 受到（該&lt;?3&gt;個體）時間 影響。</text:span></text:p>
                            </text:list-item>
                            <text:list-item>
                              <text:p text:style-name="P101">被 某一特定細胞 蘊含、包覆 <text:span text:style-name="T61">↔</text:span><text:span text:style-name="T50"> 受到（該&lt;?3&gt;個體）時間 影響。</text:span></text:p>
                            </text:list-item>
                            <text:list-item>
                              <text:p text:style-name="P100">在 血管壁 <text:span text:style-name="T61">↔</text:span><text:span text:style-name="T50"> 沒有 受到（該&lt;?3&gt;個體）時間 影響。</text:span></text:p>
                              <text:list>
                                <text:list-item>
                                  <text:p text:style-name="P105">在 血管壁 <text:span text:style-name="T55">↔</text:span> 在（該&lt;?3&gt;個體）時間 之外。</text:p>
                                </text:list-item>
                                <text:list-item>
                                  <text:p text:style-name="P100">在 血管壁 <text:span text:style-name="T61">↔</text:span><text:span text:style-name="T50"> 在（該&lt;?3&gt;個體）時間 的 影響範圍 之外。</text:span></text:p>
                                </text:list-item>
                                <text:list-item>
                                  <text:p text:style-name="P100">在 血管壁 <text:span text:style-name="T61">↔</text:span><text:span text:style-name="T50"> 受到（其他&lt;?3&gt;個體）時間 影響。</text:span></text:p>
                                  <text:list>
                                    <text:list-item>
                                      <text:p text:style-name="P99">流動、運動，血管壁 相對緩慢於、極端緩慢於、靜止於 血管內的細胞。</text:p>
                                    </text:list-item>
                                  </text:list>
                                </text:list-item>
                                <text:list-item>
                                  <text:p text:style-name="P99">明顯例子，力 從 血管內的細胞 到 血管壁。</text:p>
                                </text:list-item>
                                <text:list-item>
                                  <text:p text:style-name="P99">明顯例子，白血球 從 血管內 到 血管壁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抽象例子，海洋，水分子 從（<text:span text:style-name="T51">0 ~ 9999）公尺 到（10000 ~ 19999）公尺</text:span>。</text:p>
                    </text:list-item>
                    <text:list-item>
                      <text:p text:style-name="P102">抽象例子，海洋，力 從（<text:span text:style-name="T51">0 ~ 9999）公尺 到（10000 ~ 19999）公尺</text:span>。</text:p>
                      <text:list>
                        <text:list-item>
                          <text:p text:style-name="P102"><text:span text:style-name="T51">流速、變化、時間，（0 ~ 9999）公尺 有機率快速於</text:span>（<text:span text:style-name="T51">10000 ~ 19999）公尺。</text:span></text:p>
                          <text:list>
                            <text:list-item>
                              <text:p text:style-name="P102">抽象例子，人間千<text:span text:style-name="T52">年，</text:span>天上一天<text:span text:style-name="T52">。</text:span></text:p>
                            </text:list-item>
                          </text:list>
                        </text:list-item>
                        <text:list-item>
                          <text:p text:style-name="P102"><text:span text:style-name="T51">流速、變化、時間，（0 ~ 9999）公尺 有機率靜止於</text:span>（<text:span text:style-name="T51">10000 ~ 19999）公尺。</text:span></text:p>
                          <text:list>
                            <text:list-item>
                              <text:p text:style-name="P102">抽象例子，時間 同步。</text:p>
                            </text:list-item>
                          </text:list>
                        </text:list-item>
                        <text:list-item>
                          <text:p text:style-name="P103"><text:span text:style-name="T51">流速、變化、時間，（0 ~ 9999）公尺 有機率緩慢於</text:span>（<text:span text:style-name="T51">10000 ~ 19999）公尺。</text:span></text:p>
                        </text:list-item>
                        <text:list-item>
                          <text:p text:style-name="P103"><text:span text:style-name="T51">流速、變化、時間，（0 ~ 9999）公尺 有機率逆向於</text:span>（<text:span text:style-name="T51">10000 ~ 19999）公尺。</text:span></text:p>
                        </text:list-item>
                        <text:list-item>
                          <text:p text:style-name="P104"><text:span text:style-name="T51">流速、變化、時間，（0 ~ 9999）公尺 有機率忽快忽慢於</text:span>（<text:span text:style-name="T51">10000 ~ 19999）公尺。</text:span></text:p>
                        </text:list-item>
                        <text:list-item>
                          <text:p text:style-name="P103"><text:span text:style-name="T51">流速、變化、時間，（0 ~ 9999）公尺 有機率亂序於</text:span>（<text:span text:style-name="T51">10000 ~ 19999）公尺。</text:span></text:p>
                        </text:list-item>
                        <text:list-item>
                          <text:p text:style-name="P103"><text:span text:style-name="T51">流速、變化、時間，（0 ~ 9999）公尺 有機率有序於</text:span>（<text:span text:style-name="T51">10000 ~ 19999）公尺。</text:span></text:p>
                        </text:list-item>
                        <text:list-item>
                          <text:p text:style-name="P103"><text:span text:style-name="T51">流速、變化、時間，（0 ~ 9999）公尺 有機率週期於</text:span>（<text:span text:style-name="T51">0 ~ 9999）公尺。</text:span></text:p>
                        </text:list-item>
                      </text:list>
                    </text:list-item>
                    <text:list-item>
                      <text:p text:style-name="P103">抽象例子，（人類 認定的）時間流逝 <text:span text:style-name="T62">↔</text:span><text:span text:style-name="T53"> 在 某一特定洋流 裡面 流動、運動。</text:span></text:p>
                      <text:list>
                        <text:list-item>
                          <text:p text:style-name="P96">（人類 認定的）<text:span text:style-name="T38">時空旅行</text:span> <text:span text:style-name="T62">↔</text:span><text:span text:style-name="T53"> 漩渦、對流、到達其他洋流、在其他洋流裡面流動。</text:span></text:p>
                        </text:list-item>
                      </text:list>
                    </text:list-item>
                    <text:list-item>
                      <text:p text:style-name="P115"><text:span text:style-name="T39">抽象例子，</text:span><text:span text:style-name="T4">（人類 認定的）</text:span><text:span text:style-name="T39">時間流逝 </text:span><text:span text:style-name="T62">↔</text:span><text:span text:style-name="T41"> 在 某一特定季風 裡面 流動、運動。</text:span></text:p>
                      <text:list>
                        <text:list-item>
                          <text:p text:style-name="P116"><text:span text:style-name="T4">（人類 認定的）</text:span><text:span text:style-name="T7">時空旅行</text:span><text:span text:style-name="T41"> </text:span><text:span text:style-name="T62">↔</text:span><text:span text:style-name="T41"> 氣旋、對流、到達其他季風、在其他季風裡面流動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&lt;?<text:span text:style-name="T13">2&gt;個體 </text:span>透過 意識層、肉質層，進行 時空旅行。</text:p>
                  <text:list>
                    <text:list-item>
                      <text:p text:style-name="P8">&lt;?<text:span text:style-name="T13">2&gt;個體 到達 其他&lt;?3&gt;個體。</text:span></text:p>
                    </text:list-item>
                    <text:list-item>
                      <text:p text:style-name="P9">明顯例子，遙視、預言。</text:p>
                    </text:list-item>
                    <text:list-item>
                      <text:p text:style-name="P126">（相關描述在 <text:span text:style-name="T26">_時空旅行</text:span> 文件群的 <text:span text:style-name="T26">時空旅行層級</text:span>）</text:p>
                    </text:list-item>
                  </text:list>
                </text:list-item>
                <text:list-item>
                  <text:p text:style-name="P10">明顯例子，國際旅行。</text:p>
                  <text:list>
                    <text:list-item>
                      <text:p text:style-name="P11">往返 不同的國家 旅行。</text:p>
                    </text:list-item>
                  </text:list>
                </text:list-item>
                <text:list-item>
                  <text:p text:style-name="P7">到達過去的時空旅行 是 &lt;?<text:span text:style-name="T13">2&gt;個體 到達 上游的</text:span>其他&lt;?<text:span text:style-name="T11">3&gt;個體。</text:span></text:p>
                </text:list-item>
                <text:list-item>
                  <text:p text:style-name="P7">到達未來的時空旅行 是 &lt;?<text:span text:style-name="T13">2&gt;個體 到達 下游的</text:span>其他&lt;?<text:span text:style-name="T11">3&gt;個體。</text:span></text:p>
                </text:list-item>
                <text:list-item>
                  <text:p text:style-name="P7">實際上，不是 時空旅行。</text:p>
                </text:list-item>
                <text:list-item>
                  <text:p text:style-name="P12">實際上，是 &lt;?<text:span text:style-name="T11">3&gt;個體際旅行。</text:span></text:p>
                </text:list-item>
                <text:list-item>
                  <text:p text:style-name="P10">實際上，是 往返 不同<text:span text:style-name="T11">的</text:span>&lt;?<text:span text:style-name="T11">3&gt;個體 旅行。</text:span></text:p>
                </text:list-item>
                <text:list-item>
                  <text:p text:style-name="P117"><text:span text:style-name="T4">不同</text:span><text:span text:style-name="T6">的</text:span><text:span text:style-name="T4">&lt;?</text:span><text:span text:style-name="T6">3&gt;個體 有機率有 不同宗量</text:span><text:span text:style-name="T40">。</text:span></text:p>
                  <text:list>
                    <text:list-item>
                      <text:p text:style-name="P13">到達 宗量 相差過大的&lt;?<text:span text:style-name="T16">3&gt;個體 旅行。</text:span></text:p>
                      <text:list>
                        <text:list-item>
                          <text:p text:style-name="P13">&lt;?<text:span text:style-name="T13">2&gt;個體 有機率得到 </text:span>宗量型潛水夫病、宗量型高山症。</text:p>
                        </text:list-item>
                        <text:list-item>
                          <text:p text:style-name="P118"><text:span text:style-name="T4">&lt;?</text:span><text:span text:style-name="T5">2&gt;個體 </text:span><text:span text:style-name="T4">有機率得到 宗量型潛水夫病、宗量型高山症，引發的 併發症</text:span><text:span text:style-name="T39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第二種時空旅行，&lt;?<text:span text:style-name="T13">2&gt;個體 </text:span>改變 &lt;_?<text:span text:style-name="T12">3_&gt;個體的 </text:span>儲量。</text:p>
              <text:list>
                <text:list-item>
                  <text:p text:style-name="P96"><text:span text:style-name="T38">第二種時空旅行</text:span> 是 絕對型<text:span text:style-name="T38">時空旅行</text:span>、相對型<text:span text:style-name="T38">時空旅行</text:span>。</text:p>
                  <text:list>
                    <text:list-item>
                      <text:p text:style-name="P130">（絕對型時間、相對型時間 的 描述，在 <text:span text:style-name="T26">能量、儲量 (第3本)</text:span> 文件的 <text:span text:style-name="T26">時間</text:span>）</text:p>
                    </text:list-item>
                  </text:list>
                </text:list-item>
                <text:list-item>
                  <text:p text:style-name="P11">改變 是 增加、減少。</text:p>
                </text:list-item>
                <text:list-item>
                  <text:p text:style-name="P7">&lt;?<text:span text:style-name="T13">2&gt;個體 </text:span>透過 意識層、肉質層，進行 時空旅行。</text:p>
                  <text:list>
                    <text:list-item>
                      <text:p text:style-name="P8">&lt;?<text:span text:style-name="T13">2&gt;個體 改變 &lt;?3&gt;儲量。</text:span></text:p>
                    </text:list-item>
                    <text:list-item>
                      <text:p text:style-name="P9">明顯例子，肉質層穿越、意識層穿越。</text:p>
                    </text:list-item>
                  </text:list>
                </text:list-item>
                <text:list-item>
                  <text:p text:style-name="P11">明顯例子，音樂盒。</text:p>
                  <text:list>
                    <text:list-item>
                      <text:p text:style-name="P11">拉緊、放鬆 音樂盒的 發條。</text:p>
                    </text:list-item>
                  </text:list>
                </text:list-item>
                <text:list-item>
                  <text:p text:style-name="P14">某一特定&lt;?<text:span text:style-name="T13">2&gt;個體 位於 &lt;_?3_&gt;個體 的 </text:span>某一特定宗量場。</text:p>
                  <text:list>
                    <text:list-item>
                      <text:p text:style-name="P15">某一特定&lt;?<text:span text:style-name="T13">2&gt;個體 改變 某一特定區域 的 &lt;?3&gt;儲量。</text:span></text:p>
                      <text:list>
                        <text:list-item>
                          <text:p text:style-name="P7">到達過去的時空旅行 是 增加 <text:span text:style-name="T13">某一特定區域 的 &lt;?3&gt;儲量。</text:span></text:p>
                          <text:list>
                            <text:list-item>
                              <text:p text:style-name="P16">降低 該區域 的 <text:span text:style-name="T13">&lt;?3&gt;能量。</text:span></text:p>
                              <text:list>
                                <text:list-item>
                                  <text:p text:style-name="P16">該區域的宗量 守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到達未來的時空旅行 是 降低 <text:span text:style-name="T13">某一特定區域 的 &lt;?3&gt;儲量。</text:span></text:p>
                          <text:list>
                            <text:list-item>
                              <text:p text:style-name="P16">增加 該區域 的 <text:span text:style-name="T13">&lt;?3&gt;能量。</text:span></text:p>
                              <text:list>
                                <text:list-item>
                                  <text:p text:style-name="P17">該區域的宗量 守恆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&lt;?<text:span text:style-name="T19">a</text:span>&gt;能量 轉換成 &lt;?<text:span text:style-name="T19">a</text:span>&gt;儲量。</text:p>
                      <text:list>
                        <text:list-item>
                          <text:p text:style-name="P18">&lt;?<text:span text:style-name="T19">a</text:span>&gt;個體 蘊含的 &lt;?<text:span text:style-name="T19">a</text:span>&gt;能量 降低。</text:p>
                        </text:list-item>
                        <text:list-item>
                          <text:p text:style-name="P18">&lt;?<text:span text:style-name="T19">a</text:span>&gt;個體 蘊含的 &lt;?<text:span text:style-name="T19">a</text:span>&gt;儲量 增加。</text:p>
                        </text:list-item>
                      </text:list>
                    </text:list-item>
                    <text:list-item>
                      <text:p text:style-name="P19">明顯例子，力 轉換成 <text:span text:style-name="T21">彈簧壓縮長度</text:span>。</text:p>
                      <text:list>
                        <text:list-item>
                          <text:p text:style-name="P20">彈簧個體 蘊含的 力 降低。</text:p>
                        </text:list-item>
                        <text:list-item>
                          <text:p text:style-name="P20">彈簧個體 蘊含的 <text:span text:style-name="T21">彈簧壓縮長度</text:span> 增加。</text:p>
                        </text:list-item>
                      </text:list>
                    </text:list-item>
                    <text:list-item>
                      <text:p text:style-name="P19">明顯例子，空間 轉換成 時間。</text:p>
                      <text:list>
                        <text:list-item>
                          <text:p text:style-name="P21">&lt;_?<text:span text:style-name="T20">3_</text:span>&gt;個體 蘊含的 空間 降低。</text:p>
                        </text:list-item>
                        <text:list-item>
                          <text:p text:style-name="P21">&lt;_?<text:span text:style-name="T20">3_</text:span>&gt;個體 蘊含的 <text:span text:style-name="T18">時間</text:span> 增加。</text:p>
                        </text:list-item>
                        <text:list-item>
                          <text:p text:style-name="P22">位於 該作用 範圍之內 的 &lt;?<text:span text:style-name="T22">2&gt;個體，有機率 回到 過去。</text:span></text:p>
                          <text:list>
                            <text:list-item>
                              <text:p text:style-name="P23">本能、傳承 不夠高的 &lt;?<text:span text:style-name="T22">2&gt;個體，有機率 進入『完全死亡狀態』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明顯例子，音樂盒。</text:p>
                  <text:list>
                    <text:list-item>
                      <text:p text:style-name="P15">音樂盒 有一個 發條。</text:p>
                      <text:list>
                        <text:list-item>
                          <text:p text:style-name="P15">拉緊 發條，增加 音樂盒的 儲量。</text:p>
                        </text:list-item>
                        <text:list-item>
                          <text:p text:style-name="P15">放鬆 發條，減少 音樂盒的 儲量。</text:p>
                        </text:list-item>
                      </text:list>
                    </text:list-item>
                    <text:list-item>
                      <text:p text:style-name="P15">假定，音樂盒 拉緊 發條。</text:p>
                      <text:list>
                        <text:list-item>
                          <text:p text:style-name="P15">假定，音樂盒 沒有任何外力 干擾。</text:p>
                        </text:list-item>
                        <text:list-item>
                          <text:p text:style-name="P24">放開 音樂盒的 發條 之後。</text:p>
                        </text:list-item>
                        <text:list-item>
                          <text:p text:style-name="P15">音樂盒 自然而然 播放音樂。</text:p>
                        </text:list-item>
                        <text:list-item>
                          <text:p text:style-name="P15">音樂盒 自然而然持續不斷 放鬆 發條。</text:p>
                        </text:list-item>
                        <text:list-item>
                          <text:p text:style-name="P15">音樂盒 自然而然持續不斷 減少 儲量。</text:p>
                        </text:list-item>
                        <text:list-item>
                          <text:p text:style-name="P15">發條 不是 線性放鬆。</text:p>
                        </text:list-item>
                        <text:list-item>
                          <text:p text:style-name="P15">儲量 不是 線性減少。</text:p>
                          <text:list>
                            <text:list-item>
                              <text:p text:style-name="P15">但是，音樂（本身）不知道、無從知道、極端難以驗證 該事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音樂盒 是 <text:span text:style-name="T13">&lt;_?3_&gt;個體 的 </text:span>某一特定宗量場。</text:p>
                      <text:list>
                        <text:list-item>
                          <text:p text:style-name="P123"><text:span text:style-name="T1">明顯例子，音樂盒 是 太陽系、1立方公尺的空間、</text:span><text:span text:style-name="T2">1音樂盒單位的宗量場</text:span><text:span text:style-name="T1">。</text:span></text:p>
                        </text:list-item>
                        <text:list-item>
                          <text:p text:style-name="P124"><text:span text:style-name="T1">明顯例子，音樂盒 是 &lt;?</text:span><text:span text:style-name="T3">2&gt;個體想要自行改變儲量的</text:span><text:span text:style-name="T2">宗量場的範圍</text:span><text:span text:style-name="T1">。</text:span></text:p>
                          <text:list>
                            <text:list-item>
                              <text:p text:style-name="P125"><text:span text:style-name="T1">只要 &lt;?</text:span><text:span text:style-name="T3">2&gt;個體 的 本能、傳承 足夠高，</text:span><text:span text:style-name="T2">宗量場的</text:span><text:span text:style-name="T1">範圍 可以 調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音樂 是 音樂盒的 內部運作，產生出來的 現象、表象、特徵。</text:p>
                      <text:list>
                        <text:list-item>
                          <text:p text:style-name="P27">音樂 是 <text:span text:style-name="T13">&lt;_?3_&gt;個體的 內部運作。</text:span></text:p>
                        </text:list-item>
                        <text:list-item>
                          <text:p text:style-name="P28">音樂正在撥放 太陽系的 一切的一切。</text:p>
                        </text:list-item>
                      </text:list>
                    </text:list-item>
                    <text:list-item>
                      <text:p text:style-name="P27">儲量 是 時間。</text:p>
                      <text:list>
                        <text:list-item>
                          <text:p text:style-name="P27">減少 儲量 是 時間不斷 流逝。</text:p>
                        </text:list-item>
                        <text:list-item>
                          <text:p text:style-name="P27">減少 儲量 是 時間不斷前往 未來。</text:p>
                        </text:list-item>
                        <text:list-item>
                          <text:p text:style-name="P27">儲量 有機率 歸零。</text:p>
                        </text:list-item>
                        <text:list-item>
                          <text:p text:style-name="P27">音樂盒 有機率 停止。</text:p>
                        </text:list-item>
                        <text:list-item>
                          <text:p text:style-name="P29">黑膠唱片 有機率 空轉。</text:p>
                        </text:list-item>
                      </text:list>
                    </text:list-item>
                    <text:list-item>
                      <text:p text:style-name="P15">音樂盒群 組成 交響樂盒。</text:p>
                      <text:list>
                        <text:list-item>
                          <text:p text:style-name="P15">交響樂盒 是 銀河、星系、宇宙。</text:p>
                        </text:list-item>
                      </text:list>
                    </text:list-item>
                  </text:list>
                </text:list-item>
                <text:list-item>
                  <text:p text:style-name="P30">&lt;?<text:span text:style-name="T13">2&gt;個體 </text:span>改變 &lt;_?<text:span text:style-name="T12">3_&gt;個體的 </text:span>儲量。</text:p>
                  <text:list>
                    <text:list-item>
                      <text:p text:style-name="P7">到達過去的時空旅行 是 增加 <text:span text:style-name="T13">某一特定區域 的 &lt;?3&gt;儲量。</text:span></text:p>
                      <text:list>
                        <text:list-item>
                          <text:p text:style-name="P30">明顯例子，拉緊 音樂盒的 發條。</text:p>
                          <text:list>
                            <text:list-item>
                              <text:p text:style-name="P31">音樂盒 是 該&lt;?<text:span text:style-name="T13">2&gt;個體 所在的 宗量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到達未來的時空旅行 是 降低 <text:span text:style-name="T13">某一特定區域 的 &lt;?3&gt;儲量。</text:span></text:p>
                      <text:list>
                        <text:list-item>
                          <text:p text:style-name="P32">明顯例子，放鬆 音樂盒的 發條。</text:p>
                        </text:list-item>
                      </text:list>
                    </text:list-item>
                  </text:list>
                </text:list-item>
                <text:list-item>
                  <text:p text:style-name="P32">假定 &lt;?<text:span text:style-name="T13">2&gt;個體 的 本能、傳承 不足夠，沒有 進行任何 修正。</text:span></text:p>
                  <text:list>
                    <text:list-item>
                      <text:p text:style-name="P33">修正 的 明顯例子，空間座標 修正。</text:p>
                    </text:list-item>
                    <text:list-item>
                      <text:p text:style-name="P32"><text:span text:style-name="T13">音樂盒 </text:span>拉緊、放鬆 發條<text:span text:style-name="T13">，但是 其他音樂盒 仍然繼續正常 撥放。</text:span></text:p>
                    </text:list-item>
                    <text:list-item>
                      <text:p text:style-name="P106">該區域的&lt;?3&gt;儲量 增加、減少，但是 該區域的&lt;?3&gt;儲量 仍然繼續 減少。</text:p>
                    </text:list-item>
                    <text:list-item>
                      <text:p text:style-name="P32">&lt;?<text:span text:style-name="T13">2&gt;個體 有機率 直接進入『完全死亡狀態』。</text:span></text:p>
                      <text:list>
                        <text:list-item>
                          <text:p text:style-name="P32">原因很明顯，該音樂盒、其他音樂盒 的 音樂，發生 重疊、干涉。</text:p>
                        </text:list-item>
                        <text:list-item>
                          <text:p text:style-name="P34">原因很明顯，該<text:span text:style-name="T13">區域、其他區域 的 &lt;?3&gt;宗量</text:span>，發生 重疊、干涉。</text:p>
                          <text:list>
                            <text:list-item>
                              <text:p text:style-name="P34">明顯例子，人類個體 從 地球 表面，到達過去、到達未來 的 木星 表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缺點是 到達過去、到達未來 的 人類個體，要 直接承受 &lt;?<text:span text:style-name="T14">3&gt;個體的 儲量變化。</text:span></text:p>
                  <text:list>
                    <text:list-item>
                      <text:p text:style-name="P35">儲量變化 途中，本能、傳承 不夠高的 人類個體，有機率 <text:span text:style-name="T13">直接進入『完全死亡狀態』。</text:span></text:p>
                      <text:list>
                        <text:list-item>
                          <text:p text:style-name="P36">傳承 是 儀器、裝置、載具、工具、維生系統、自救系統、抗&lt;?3&gt;宗量變化的系統。</text:p>
                        </text:list-item>
                      </text:list>
                    </text:list-item>
                    <text:list-item>
                      <text:p text:style-name="P37">到達過去、到達未來 的 人類個體，有機率 難以承受 當代 的 宗量狀態。</text:p>
                      <text:list>
                        <text:list-item>
                          <text:p text:style-name="P37">當代 的 宗量狀態 是 到達過去之後，當下的當下的 宗量狀態。</text:p>
                        </text:list-item>
                        <text:list-item>
                          <text:p text:style-name="P37">當代 的 宗量狀態 是 到達未來之後，當下的當下的 宗量狀態。</text:p>
                        </text:list-item>
                        <text:list-item>
                          <text:p text:style-name="P37">原因很明顯，人類個體 已經習慣 原本的宗量狀態。</text:p>
                          <text:list>
                            <text:list-item>
                              <text:p text:style-name="P38">到達過去。<text:span text:style-name="T9">（逆流而上）</text:span></text:p>
                              <text:list>
                                <text:list-item>
                                  <text:p text:style-name="P38">人類個體 要持續性 承受更多的 儲量（時間）。</text:p>
                                  <text:list>
                                    <text:list-item>
                                      <text:p text:style-name="P37">原因很明顯，過去的儲量 大於 當下的儲量。</text:p>
                                      <text:list>
                                        <text:list-item>
                                          <text:p text:style-name="P37">隨著時間流逝，<text:span text:style-name="T15">&lt;?3&gt;</text:span>儲量 自然而然 轉換、釋放、衰減 成 &lt;?<text:span text:style-name="T15">3&gt;</text:span>能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人類個體 要持續性 承受更少的 能量（轉換成時間（儲量）所需的能量）。</text:p>
                                  <text:list>
                                    <text:list-item>
                                      <text:p text:style-name="P40">明顯例子，到達過去 是 拉緊 音樂盒的 發條。</text:p>
                                      <text:list>
                                        <text:list-item>
                                          <text:p text:style-name="P40">拉緊發條的儲量 大於 原本放鬆發條的儲量。</text:p>
                                        </text:list-item>
                                        <text:list-item>
                                          <text:p text:style-name="P41">拉緊發條的能量 小於 原本放鬆發條的能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2">到達未來。<text:span text:style-name="T9">（順流而下）</text:span></text:p>
                              <text:list>
                                <text:list-item>
                                  <text:p text:style-name="P43">人類個體 要持續性 承受更少的 儲量。</text:p>
                                  <text:list>
                                    <text:list-item>
                                      <text:p text:style-name="P43">原因很明顯，未來的儲量 小於 當下的儲量。</text:p>
                                    </text:list-item>
                                  </text:list>
                                </text:list-item>
                                <text:list-item>
                                  <text:p text:style-name="P43">人類個體 要持續性 承受更多的 能量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到達過去、到達未來 的 人類個體，持續性 承受 宗量的 劇烈變化，直到 返回。</text:p>
                          <text:list>
                            <text:list-item>
                              <text:p text:style-name="P45">&lt;?<text:span text:style-name="T13">2&gt;個體 </text:span>有機率得到 宗量型潛水夫病、宗量型高山症。</text:p>
                            </text:list-item>
                            <text:list-item>
                              <text:p text:style-name="P45">&lt;?<text:span text:style-name="T13">2&gt;個體 </text:span>有機率得到 宗量型潛水夫病、宗量型高山症 引發的 併發症。</text:p>
                            </text:list-item>
                            <text:list-item>
                              <text:p text:style-name="P46">有機率 直接、間接、延遲性、凌遲性、無感性 誘發 病症、『完全死亡狀態』。</text:p>
                            </text:list-item>
                            <text:list-item>
                              <text:p text:style-name="P46">該人類個體 待在 過去、未來 越久，得到 宗量型病症、併發症 機率 越高。</text:p>
                            </text:list-item>
                            <text:list-item>
                              <text:p text:style-name="P47">該人類個體 待在 過去、未來 越久，宗量型病症、併發症 越嚴重。</text:p>
                            </text:list-item>
                          </text:list>
                        </text:list-item>
                        <text:list-item>
                          <text:p text:style-name="P48">反制方法，該人類個體 分階段 到達過去、到達未來。</text:p>
                          <text:list>
                            <text:list-item>
                              <text:p text:style-name="P48">明顯例子，潛水夫 分階段 下潛、上浮。</text:p>
                            </text:list-item>
                            <text:list-item>
                              <text:p text:style-name="P49">缺點是，該人類個體 到達、進入 本能、傳承 不夠高的 時代 之後。</text:p>
                              <text:list>
                                <text:list-item>
                                  <text:p text:style-name="P49">該人類個體 無法繼續 分階段 到達過去、到達未來。</text:p>
                                </text:list-item>
                                <text:list-item>
                                  <text:p text:style-name="P50">在 前一次，該人類個體 必須一次到達 該人類個體想要到達的 時代。</text:p>
                                  <text:list>
                                    <text:list-item>
                                      <text:p text:style-name="P51">該人類個體 無法使用 當代 的 本能、傳承，返回 現代。</text:p>
                                      <text:list>
                                        <text:list-item>
                                          <text:p text:style-name="P52">原因很明顯，當代 的 本能、傳承 不夠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3">假定，該人類個體 的 載具 能<text:span text:style-name="T13">夠 </text:span>攜帶、轉換、釋放 宗量。</text:p>
                                      <text:list>
                                        <text:list-item>
                                          <text:p text:style-name="P54">假定，該人類個體 的 本能、傳承 <text:span text:style-name="T17">足夠高</text:span>。</text:p>
                                        </text:list-item>
                                        <text:list-item>
                                          <text:p text:style-name="P55">該人類個體 <text:span text:style-name="T13">有機率</text:span>不需要 一次到達 該人類個體想要到達的 時代。</text:p>
                                        </text:list-item>
                                        <text:list-item>
                                          <text:p text:style-name="P55">該人類個體 <text:span text:style-name="T13">有機率</text:span>返回 現代。</text:p>
                                          <text:list>
                                            <text:list-item>
                                              <text:p text:style-name="P56">轉換、釋放 載具的 宗量，返回 現代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明顯例子，磁單極型時空旅行。</text:p>
                  <text:list>
                    <text:list-item>
                      <text:p text:style-name="P127">（內容在 <text:span text:style-name="T27">能量、儲量 (第</text:span><text:span text:style-name="T28">3</text:span><text:span text:style-name="T27">本)</text:span><text:span text:style-name="T32">文件 的 </text:span><text:span text:style-name="T27">磁鐵</text:span><text:span text:style-name="T32"> 的 </text:span><text:span text:style-name="T23">磁單極狀態</text:span>）</text:p>
                    </text:list-item>
                  </text:list>
                </text:list-item>
              </text:list>
            </text:list-item>
            <text:list-item>
              <text:p text:style-name="P57">第三種時空旅行，修改、改變 空間資訊、時間資訊。<text:span text:style-name="T66">（修改、改變 肉質層、意識層 的 空間資訊、時間資訊）</text:span></text:p>
              <text:list>
                <text:list-item>
                  <text:p text:style-name="P58">第三種時空旅行、第一種時空旅行 都是，&lt;?<text:span text:style-name="T13">2&gt;個體 </text:span>從 &lt;_?<text:span text:style-name="T11">3_&gt;個體 </text:span>到達 其他&lt;?<text:span text:style-name="T11">3&gt;個體</text:span>。</text:p>
                  <text:list>
                    <text:list-item>
                      <text:p text:style-name="P59">到達過去的時空旅行 是 &lt;?<text:span text:style-name="T13">2&gt;個體 到達 上游的</text:span>其他&lt;?<text:span text:style-name="T11">3&gt;個體、超前的其他宗疊個體</text:span>。</text:p>
                    </text:list-item>
                    <text:list-item>
                      <text:p text:style-name="P60">到達未來的時空旅行 是 &lt;?<text:span text:style-name="T13">2&gt;個體 到達 下游的</text:span>其他&lt;?<text:span text:style-name="T11">3&gt;個體、延遲的其他宗疊個體</text:span>。</text:p>
                      <text:list>
                        <text:list-item>
                          <text:p text:style-name="P128"><text:span text:style-name="T11">（宗疊 的 相關描述在 </text:span><text:span text:style-name="T30">_</text:span><text:span text:style-name="T11"> 文件群的 </text:span><text:span text:style-name="T72">包覆、蘊含、擁有、宗疊</text:span><text:span text:style-name="T11">）</text:span></text:p>
                        </text:list-item>
                      </text:list>
                    </text:list-item>
                    <text:list-item>
                      <text:p text:style-name="P61">&lt;?<text:span text:style-name="T13">2&gt;個體 </text:span>從 &lt;_?<text:span text:style-name="T11">3_&gt;個體 </text:span>到達 其他&lt;?<text:span text:style-name="T11">3&gt;個體 的 明顯例子。</text:span></text:p>
                      <text:list>
                        <text:list-item>
                          <text:p text:style-name="P61"><text:span text:style-name="T11">假定，第一個&lt;?3&gt;個體 蘊含 第一個&lt;?2&gt;個體</text:span>。</text:p>
                        </text:list-item>
                        <text:list-item>
                          <text:p text:style-name="P61">假定，第二個&lt;?3&gt;個體 蘊含 第二個&lt;?2&gt;個體。</text:p>
                        </text:list-item>
                        <text:list-item>
                          <text:p text:style-name="P61">假定，<text:span text:style-name="T11">第一個</text:span>&lt;?<text:span text:style-name="T71">2&gt;</text:span>個體、第二個&lt;?2&gt;個體 一模一樣、極端相似。</text:p>
                        </text:list-item>
                        <text:list-item>
                          <text:p text:style-name="P61">假定，第一個&lt;?2&gt;個體<text:span text:style-name="T13"> </text:span>從 第一個&lt;?<text:span text:style-name="T11">3&gt;個體 </text:span>到達 第二個&lt;?<text:span text:style-name="T11">3&gt;個體</text:span>。</text:p>
                        </text:list-item>
                        <text:list-item>
                          <text:p text:style-name="P119"><text:span text:style-name="T4">第一個&lt;?3&gt;個體 蘊含的 其他&lt;?</text:span><text:span text:style-name="T8">2&gt;</text:span><text:span text:style-name="T4">個體 有機率認定，第一個&lt;?</text:span><text:span text:style-name="T8">2&gt;</text:span><text:span text:style-name="T4">個體 失蹤</text:span><text:span text:style-name="T39">。</text:span></text:p>
                        </text:list-item>
                        <text:list-item>
                          <text:p text:style-name="P61"><text:span text:style-name="T39">第二個&lt;?3&gt;個體 蘊含的 其他&lt;?</text:span><text:span text:style-name="T43">2&gt;</text:span><text:span text:style-name="T39">個體 有機率認定，</text:span><text:span text:style-name="T40">第二個</text:span><text:span text:style-name="T39">&lt;?</text:span><text:span text:style-name="T43">2&gt;</text:span><text:span text:style-name="T39">個體 有 兩個。</text:span></text:p>
                        </text:list-item>
                        <text:list-item>
                          <text:p text:style-name="P61">假定，第一個&lt;?2&gt;個體<text:span text:style-name="T13"> </text:span>從 第二個&lt;?<text:span text:style-name="T11">3&gt;個體 </text:span>到達 第一個&lt;?<text:span text:style-name="T11">3&gt;個體</text:span>。</text:p>
                        </text:list-item>
                        <text:list-item>
                          <text:p text:style-name="P119"><text:span text:style-name="T4">第一個&lt;?3&gt;個體 蘊含的 其他&lt;?</text:span><text:span text:style-name="T8">2&gt;</text:span><text:span text:style-name="T4">個體 有機率認定，第一個&lt;?</text:span><text:span text:style-name="T8">2&gt;</text:span><text:span text:style-name="T4">個體 回來</text:span><text:span text:style-name="T39">。</text:span></text:p>
                        </text:list-item>
                        <text:list-item>
                          <text:p text:style-name="P119"><text:span text:style-name="T4">假定，</text:span><text:span text:style-name="T6">第二個</text:span><text:span text:style-name="T4">&lt;?2&gt;個體 進入『完全死亡狀態』</text:span><text:span text:style-name="T39">。</text:span></text:p>
                        </text:list-item>
                        <text:list-item>
                          <text:p text:style-name="P119"><text:span text:style-name="T4">第二個&lt;?3&gt;個體 蘊含的 其他&lt;?</text:span><text:span text:style-name="T8">2&gt;</text:span><text:span text:style-name="T4">個體 有機率認定，</text:span><text:span text:style-name="T6">第二個</text:span><text:span text:style-name="T4">&lt;?</text:span><text:span text:style-name="T8">2&gt;</text:span><text:span text:style-name="T4">個體 死亡</text:span><text:span text:style-name="T39">。</text:span></text:p>
                        </text:list-item>
                        <text:list-item>
                          <text:p text:style-name="P119"><text:span text:style-name="T4">假定，第一個&lt;?2&gt;個體</text:span><text:span text:style-name="T5"> </text:span><text:span text:style-name="T4">從 第一個&lt;?</text:span><text:span text:style-name="T6">3&gt;個體 </text:span><text:span text:style-name="T4">到達 第二個&lt;?</text:span><text:span text:style-name="T6">3&gt;個體</text:span><text:span text:style-name="T39">。</text:span></text:p>
                        </text:list-item>
                        <text:list-item>
                          <text:p text:style-name="P119"><text:span text:style-name="T4">第一個&lt;?3&gt;個體 蘊含的 其他&lt;?</text:span><text:span text:style-name="T8">2&gt;</text:span><text:span text:style-name="T4">個體 有機率認定，第一個&lt;?</text:span><text:span text:style-name="T8">2&gt;</text:span><text:span text:style-name="T4">個體 失蹤</text:span><text:span text:style-name="T39">。</text:span></text:p>
                        </text:list-item>
                        <text:list-item>
                          <text:p text:style-name="P119"><text:span text:style-name="T4">第二個&lt;?3&gt;個體 蘊含的 其他&lt;?</text:span><text:span text:style-name="T8">2&gt;</text:span><text:span text:style-name="T4">個體 有機率認定，</text:span><text:span text:style-name="T6">第二個</text:span><text:span text:style-name="T4">&lt;?</text:span><text:span text:style-name="T8">2&gt;</text:span><text:span text:style-name="T4">個體 復活</text:span><text:span text:style-name="T39">。</text:span></text:p>
                        </text:list-item>
                        <text:list-item>
                          <text:p text:style-name="P120"><text:span text:style-name="T4">第二個&lt;?3&gt;個體 蘊含的 其他&lt;?</text:span><text:span text:style-name="T8">2&gt;</text:span><text:span text:style-name="T4">個體 有機率認定，過去、記憶、物證 沒有改變</text:span><text:span text:style-name="T39">。</text:span></text:p>
                        </text:list-item>
                        <text:list-item>
                          <text:p text:style-name="P120"><text:span text:style-name="T4">第二個&lt;?3&gt;個體 蘊含的 其他&lt;?</text:span><text:span text:style-name="T8">2&gt;</text:span><text:span text:style-name="T4">個體 有機率認定，當下、未來 有改變、有被改變</text:span><text:span text:style-name="T39">。</text:span></text:p>
                        </text:list-item>
                      </text:list>
                    </text:list-item>
                    <text:list-item>
                      <text:p text:style-name="P62">&lt;?<text:span text:style-name="T13">2&gt;個體 </text:span>從 &lt;_?<text:span text:style-name="T11">3_&gt;個體 </text:span>到達 其他&lt;?<text:span text:style-name="T11">3&gt;個體 的 明顯例子。</text:span></text:p>
                      <text:list>
                        <text:list-item>
                          <text:p text:style-name="P62"><text:span text:style-name="T11">假定，第一個&lt;?3&gt;個體 蘊含 某一特定&lt;?2&gt;個體</text:span>。</text:p>
                        </text:list-item>
                        <text:list-item>
                          <text:p text:style-name="P62"><text:span text:style-name="T39">假定，該&lt;?2&gt;個體</text:span><text:span text:style-name="T42"> </text:span><text:span text:style-name="T39">從 第一個&lt;?</text:span><text:span text:style-name="T40">3&gt;個體 </text:span><text:span text:style-name="T39">到達 第二個&lt;?</text:span><text:span text:style-name="T40">3&gt;個體</text:span><text:span text:style-name="T39">。</text:span></text:p>
                        </text:list-item>
                        <text:list-item>
                          <text:p text:style-name="P63"><text:span text:style-name="T39">第一個&lt;?</text:span><text:span text:style-name="T40">3&gt;個體 有機率蘊含 </text:span><text:span text:style-name="T39">該&lt;?2&gt;個體的 </text:span><text:span text:style-name="T40">反個體</text:span><text:span text:style-name="T39">。</text:span></text:p>
                          <text:list>
                            <text:list-item>
                              <text:p text:style-name="P64"><text:span text:style-name="T39">反個體</text:span><text:span text:style-name="T44"> </text:span><text:span text:style-name="T63">↔</text:span><text:span text:style-name="T44"> </text:span><text:span text:style-name="T39">反宗量、（人類 認定的）反物質、反能量。</text:span></text:p>
                            </text:list-item>
                            <text:list-item>
                              <text:p text:style-name="P63">抽象例子，作用力與反作用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假定，某一特定個體 蘊含 空間資訊、時間資訊。<text:span text:style-name="T67">（修改 意識層的 空間資訊、時間資訊 的 明顯例子，遙視）</text:span></text:p>
                  <text:list>
                    <text:list-item>
                      <text:p text:style-name="P65">假定，該個體 修改、改變，（該個體 自己的）空間資訊、時間資訊。</text:p>
                      <text:list>
                        <text:list-item>
                          <text:p text:style-name="P65">該個體 有機率 時空穿越、時空旅行。</text:p>
                        </text:list-item>
                        <text:list-item>
                          <text:p text:style-name="P65">該個體 有機率跟 目的地的 其他個體 重疊。</text:p>
                          <text:list>
                            <text:list-item>
                              <text:p text:style-name="P65">該個體 有機率瞬間 解體、爆炸、進入『完全死亡狀態』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該個體（不小心 只）修改、改變（該個體 的）上半身的 空間資訊、時間資訊。</text:p>
                      <text:list>
                        <text:list-item>
                          <text:p text:style-name="P67">該個體的 上半身 有機率 時空穿越、時空旅行。</text:p>
                        </text:list-item>
                        <text:list-item>
                          <text:p text:style-name="P67">該個體的 上半身 有機率跟 目的地的 其他個體 重疊。</text:p>
                        </text:list-item>
                        <text:list-item>
                          <text:p text:style-name="P67">該個體的 下半身 沒有 時空穿越、時空旅行。</text:p>
                          <text:list>
                            <text:list-item>
                              <text:p text:style-name="P68">該個體 被切斷。</text:p>
                            </text:list-item>
                            <text:list-item>
                              <text:p text:style-name="P67">該個體 有機率進入『完全死亡狀態』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假定，某一特定個體 開啟（人類 認定的）星門。</text:p>
                  <text:list>
                    <text:list-item>
                      <text:p text:style-name="P65">假定，星門 有 2端、單向。<text:span text:style-name="T65">（假定，星門 一進一出）</text:span></text:p>
                      <text:list>
                        <text:list-item>
                          <text:p text:style-name="P65">假定，星門 一端的 空間資訊、時間資訊 是 出發地點、出發時間。</text:p>
                        </text:list-item>
                        <text:list-item>
                          <text:p text:style-name="P69">假定，星門 另一端的 空間資訊、時間資訊 是 到達地點、到達時間。</text:p>
                        </text:list-item>
                        <text:list-item>
                          <text:p text:style-name="P69">明顯例子，假定，某一特定個體 開啟、使用 星門。</text:p>
                          <text:list>
                            <text:list-item>
                              <text:p text:style-name="P69">星門 在 出發地點、出發時間 出現。</text:p>
                              <text:list>
                                <text:list-item>
                                  <text:p text:style-name="P70">星門 整體的 空間資訊、時間資訊 是 出發地點、出發時間。</text:p>
                                </text:list-item>
                              </text:list>
                            </text:list-item>
                            <text:list-item>
                              <text:p text:style-name="P70">星門 另一端的 空間資訊、時間資訊 被修改、被改變 成 到達地點、到達時間。</text:p>
                              <text:list>
                                <text:list-item>
                                  <text:p text:style-name="P70">到達時間 不是（人類 認定的）穿越過去、到達未來。</text:p>
                                </text:list-item>
                                <text:list-item>
                                  <text:p text:style-name="P70">到達時間 的 抽象例子，河流的 上游、下游。</text:p>
                                </text:list-item>
                              </text:list>
                            </text:list-item>
                            <text:list-item>
                              <text:p text:style-name="P70">等待 星門 兩端的 宗量差 相對、比較 穩定、穩態。</text:p>
                            </text:list-item>
                            <text:list-item>
                              <text:p text:style-name="P71">該個體 進入、經過、通過 星門。</text:p>
                            </text:list-item>
                            <text:list-item>
                              <text:p text:style-name="P71">該個體 完整、完全 到達 到達地點、到達時間。</text:p>
                            </text:list-item>
                            <text:list-item>
                              <text:p text:style-name="P72">星門 整體的 空間資訊、時間資訊 被修改、被改變 成 到達地點的 地點、時間。</text:p>
                            </text:list-item>
                            <text:list-item>
                              <text:p text:style-name="P72">關閉（到達地點 的）星門。</text:p>
                              <text:list>
                                <text:list-item>
                                  <text:p text:style-name="P73">關閉 是 自然關閉、人工關閉、非自然關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星門 兩端的 所有個體 自由流通。</text:p>
                      <text:list>
                        <text:list-item>
                          <text:p text:style-name="P69">兩端的 &lt;?<text:span text:style-name="T64">a&gt;</text:span>能量差、&lt;?<text:span text:style-name="T64">a&gt;</text:span>儲量差 不能 相差太多。</text:p>
                        </text:list-item>
                        <text:list-item>
                          <text:p text:style-name="P69">明顯例子。</text:p>
                          <text:list>
                            <text:list-item>
                              <text:p text:style-name="P69">假定，出發地點 在 地球大氣。</text:p>
                            </text:list-item>
                            <text:list-item>
                              <text:p text:style-name="P69">假定，到達地點 在 地球深海。</text:p>
                            </text:list-item>
                            <text:list-item>
                              <text:p text:style-name="P74">深海的 海水 有機率，從 到達地點 湧到、噴到 出發地點。</text:p>
                            </text:list-item>
                          </text:list>
                        </text:list-item>
                        <text:list-item>
                          <text:p text:style-name="P74">明顯例子。</text:p>
                          <text:list>
                            <text:list-item>
                              <text:p text:style-name="P74">假定，出發地點 在 地球大氣。</text:p>
                            </text:list-item>
                            <text:list-item>
                              <text:p text:style-name="P74">假定，到達地點 在 某一特定行星的 大氣層。</text:p>
                              <text:list>
                                <text:list-item>
                                  <text:p text:style-name="P74">假定，該行星的 氣壓 是 <text:span text:style-name="T70">10000</text:span>大氣壓。</text:p>
                                </text:list-item>
                                <text:list-item>
                                  <text:p text:style-name="P74">假定，該行星的 氣體成分 是 <text:span text:style-name="T70">100% 甲烷。</text:span></text:p>
                                </text:list-item>
                              </text:list>
                            </text:list-item>
                            <text:list-item>
                              <text:p text:style-name="P74">該行星的 甲烷 有機率，從 到達地點 湧到、噴到 出發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假定，該個體 進入、經過、通過 星門。</text:p>
                      <text:list>
                        <text:list-item>
                          <text:p text:style-name="P75">該個體（人類 認定的）快速 到達 到達地點、到達時間。</text:p>
                        </text:list-item>
                        <text:list-item>
                          <text:p text:style-name="P75">該個體的 時間流逝速度 強烈相依於 星門內部的 距離、空間節點密度。</text:p>
                          <text:list>
                            <text:list-item>
                              <text:p text:style-name="P76">出發地點的 其他個體的 時間流逝速度 強烈相依於 出發地點的 空間節點密度。</text:p>
                            </text:list-item>
                            <text:list-item>
                              <text:p text:style-name="P76">該個體、其他個體 的 時間流逝速度差。</text:p>
                              <text:list>
                                <text:list-item>
                                  <text:p text:style-name="P77">強烈相依於 出發地點、星門內部 的 空間節點密度差。</text:p>
                                </text:list-item>
                                <text:list-item>
                                  <text:p text:style-name="P77">強烈相依於 出發地點、到達地點 的 空間節點密度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假定，星門 不夠 穩定、穩態。</text:p>
                      <text:list>
                        <text:list-item>
                          <text:p text:style-name="P78">該個體 有機率 部分、完全 被缺失、被切斷、被亂組、被解體、被融合、被重疊。</text:p>
                        </text:list-item>
                        <text:list-item>
                          <text:p text:style-name="P78">該個體 有機率進入『完全死亡狀態』。</text:p>
                        </text:list-item>
                      </text:list>
                    </text:list-item>
                  </text:list>
                </text:list-item>
                <text:list-item>
                  <text:p text:style-name="P69">沒有 人工、非自然 修改、被修改 空間資訊、時間資訊 的 個體，自然變化、慣性變化。</text:p>
                  <text:list>
                    <text:list-item>
                      <text:p text:style-name="P69">明顯例子，地球上的人類個體的 空間資訊 隨著 地球、太陽系 的 位移、運動 自然變化。</text:p>
                    </text:list-item>
                    <text:list-item>
                      <text:p text:style-name="P79">明顯例子，地球上的人類個體的 時間資訊 隨著 地球、太陽系 的 時移、運動 自然變化。</text:p>
                      <text:list>
                        <text:list-item>
                          <text:p text:style-name="P80">抽象例子，自然、人工、非自然 半衰期、反半衰期。</text:p>
                        </text:list-item>
                      </text:list>
                    </text:list-item>
                  </text:list>
                </text:list-item>
                <text:list-item>
                  <text:p text:style-name="P79">空間資訊、時間資訊 的 抽象例子，GPS衛星 的（<text:span text:style-name="T68">x, y, z, t</text:span>）。</text:p>
                  <text:list>
                    <text:list-item>
                      <text:p text:style-name="P81"><text:span text:style-name="T69">x、y、z、t </text:span><text:span text:style-name="T63">↔</text:span><text:span text:style-name="T69"> GPS衛星 儲存的、顯示的 數字</text:span>。</text:p>
                      <text:list>
                        <text:list-item>
                          <text:p text:style-name="P82"><text:span text:style-name="T69">x、y、z、t </text:span><text:span text:style-name="T63">↔</text:span><text:span text:style-name="T69"> 該個體 蘊含的 宗量</text:span>。</text:p>
                        </text:list-item>
                      </text:list>
                    </text:list-item>
                    <text:list-item>
                      <text:p text:style-name="P83">抽象例子，假定，某一特定汽車 接收到 GPS衛星的（<text:span text:style-name="T68">x, y, z, t</text:span>）。</text:p>
                      <text:list>
                        <text:list-item>
                          <text:p text:style-name="P84">該汽車的 GPS地圖的 位置顯示 會跟著 改變。</text:p>
                        </text:list-item>
                        <text:list-item>
                          <text:p text:style-name="P84">該汽車的 GPS地圖的 位置顯示 強烈相依於 GPS衛星 的（<text:span text:style-name="T68">x, y, z</text:span>）。</text:p>
                        </text:list-item>
                        <text:list-item>
                          <text:p text:style-name="P84">該汽車、該汽車的駕駛 的（當下的）實際位置 不會受到 GPS衛星的 影響。</text:p>
                        </text:list-item>
                        <text:list-item>
                          <text:p text:style-name="P85">該汽車的 GPS地圖的 汽車圖標<text:span text:style-name="T69"> </text:span><text:span text:style-name="T63">↔</text:span><text:span text:style-name="T69"> 該個體的 </text:span><text:span text:style-name="T33">第零層級型態、第一層級型態。</text:span></text:p>
                          <text:list>
                            <text:list-item>
                              <text:p text:style-name="P86">該汽車的 GPS地圖的 汽車圖標<text:span text:style-name="T69"> </text:span><text:span text:style-name="T63">↔</text:span><text:span text:style-name="T69"> 該個體的 肉質層、意識層</text:span>。</text:p>
                            </text:list-item>
                          </text:list>
                        </text:list-item>
                        <text:list-item>
                          <text:p text:style-name="P87">該汽車的 GPS地圖的 畫面<text:span text:style-name="T69"> </text:span><text:span text:style-name="T63">↔</text:span><text:span text:style-name="T69"> 該個體的 肉質層、意識層 感受到的、感測到的 環境</text:span>。</text:p>
                        </text:list-item>
                        <text:list-item>
                          <text:p text:style-name="P86">該汽車、該汽車的駕駛<text:span text:style-name="T69"> </text:span><text:span text:style-name="T63">↔</text:span><text:span text:style-name="T69"> 該個體的 </text:span><text:span text:style-name="T33">第二層級型態</text:span>。</text:p>
                        </text:list-item>
                        <text:list-item>
                          <text:p text:style-name="P88">修改 該汽車的 GPS地圖的 汽車圖標的 位置<text:span text:style-name="T69"> </text:span><text:span text:style-name="T63">↔</text:span><text:span text:style-name="T69"> </text:span>修改、改變 空間資訊。</text:p>
                          <text:list>
                            <text:list-item>
                              <text:p text:style-name="P89">假定，某一特定個體 修改 該汽車的 GPS地圖的 某一特定汽車圖標的 位置。</text:p>
                              <text:list>
                                <text:list-item>
                                  <text:p text:style-name="P90">該汽車圖標、其他汽車圖標 有機率認定，該汽車圖標 瞬移、空間旅行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修改 該汽車的 GPS地圖的 時間<text:span text:style-name="T69"> </text:span><text:span text:style-name="T63">↔</text:span><text:span text:style-name="T69"> </text:span>修改、改變 時間資訊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時空旅行 的 比較。</text:p>
              <text:list>
                <text:list-item>
                  <text:p text:style-name="P7">第一種時空旅行，&lt;?<text:span text:style-name="T13">2&gt;個體 運動，到達 其他&lt;?3&gt;個體。</text:span></text:p>
                </text:list-item>
                <text:list-item>
                  <text:p text:style-name="P7">第二種時空旅行，&lt;?<text:span text:style-name="T13">2&gt;個體 </text:span>改變 &lt;?<text:span text:style-name="T12">3&gt;</text:span>儲量。</text:p>
                </text:list-item>
                <text:list-item>
                  <text:p text:style-name="P91">第三種時空旅行，&lt;?<text:span text:style-name="T13">2&gt;個體 </text:span>改變 空間資訊、時間資訊，<text:span text:style-name="T13">到達 其他&lt;?3&gt;個體、其他宗疊個體</text:span>。</text:p>
                </text:list-item>
                <text:list-item>
                  <text:p text:style-name="P7">對於 &lt;?2&gt;個體 來說，第一、三種時空旅行 相對直覺、相對可觀測、相對輕鬆、負擔較小。</text:p>
                </text:list-item>
                <text:list-item>
                  <text:p text:style-name="P92">對於 &lt;?2&gt;個體 來說，第一、三種時空旅行 近似於 國際旅行。</text:p>
                </text:list-item>
                <text:list-item>
                  <text:p text:style-name="P121"><text:span text:style-name="T4">對於 &lt;_?3_&gt;個體 來說，第一、三種時空旅行 負擔較小、對&lt;_?3_&gt;個體內部運作的擾動較小</text:span><text:span text:style-name="T39">。</text:span></text:p>
                </text:list-item>
              </text:list>
            </text:list-item>
          </text:list>
        </text:list-item>
        <text:list-item>
          <text:p text:style-name="P93"><text:bookmark-start text:name="時空旅行層級"/>時空旅行層級<text:bookmark-end text:name="時空旅行層級"/></text:p>
          <text:list>
            <text:list-item>
              <text:p text:style-name="P93">肉質層型時空旅行 是 第零層級時空旅行。</text:p>
            </text:list-item>
            <text:list-item>
              <text:p text:style-name="P94">意識層型時空旅行 是 第一層級時空旅行。</text:p>
            </text:list-item>
            <text:list-item>
              <text:p text:style-name="P122">型態層級。</text:p>
              <text:list>
                <text:list-item>
                  <text:p text:style-name="P95"><text:span text:style-name="T31">第</text:span><text:span text:style-name="T34">a</text:span><text:span text:style-name="T31">層級時空旅行 是 第a層級型態型時空旅行。</text:span></text:p>
                  <text:list>
                    <text:list-item>
                      <text:p text:style-name="P107"><text:span text:style-name="T31">n </text:span><text:span text:style-name="T54">≥</text:span><text:span text:style-name="T31"> a </text:span><text:span text:style-name="T54">≥</text:span><text:span text:style-name="T31"> u。</text:span></text:p>
                    </text:list-item>
                    <text:list-item>
                      <text:p text:style-name="P108"><text:span text:style-name="T35">某一特定個體 進行 第</text:span><text:span text:style-name="T31">a</text:span><text:span text:style-name="T35">層級時空旅行 是，該個體 使用 第a層級型態 進行 時空旅行。</text:span></text:p>
                      <text:list>
                        <text:list-item>
                          <text:p text:style-name="P111">明顯例子，假定，某一特定個體 進行 第一層級時空旅行。</text:p>
                          <text:list>
                            <text:list-item>
                              <text:p text:style-name="P112">該個體 使用 第一層級型態 進行 時空旅行。</text:p>
                            </text:list-item>
                          </text:list>
                        </text:list-item>
                        <text:list-item>
                          <text:p text:style-name="P112">明顯例子，假定，某一特定個體 使用 第一層級型態 進行 時空旅行。</text:p>
                          <text:list>
                            <text:list-item>
                              <text:p text:style-name="P112">該個體 進行的 時空旅行 是 第一層級時空旅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9"><text:span text:style-name="T35">第</text:span><text:span text:style-name="T36">y</text:span><text:span text:style-name="T35">層級時空旅行 是 第（</text:span><text:span text:style-name="T36">x ~ y）</text:span><text:span text:style-name="T35">層級型態型時空旅行。</text:span></text:p>
                      <text:list>
                        <text:list-item>
                          <text:p text:style-name="P109"><text:span text:style-name="T31">n </text:span><text:span text:style-name="T54">≥</text:span><text:span text:style-name="T31"> </text:span><text:span text:style-name="T36">x</text:span><text:span text:style-name="T31"> </text:span><text:span text:style-name="T36">&gt; y </text:span><text:span text:style-name="T54">≥</text:span><text:span text:style-name="T31"> u。</text:span></text:p>
                        </text:list-item>
                        <text:list-item>
                          <text:p text:style-name="P113">明顯例子，假定，某一特定個體 使用 第零層級型態、第一層級型態 進行 時空旅行。</text:p>
                          <text:list>
                            <text:list-item>
                              <text:p text:style-name="P110"><text:span text:style-name="T35">該個體 進行的 時空旅行 是 第</text:span><text:span text:style-name="T37">0</text:span><text:span text:style-name="T35">層級時空旅行。</text:span></text:p>
                            </text:list-item>
                          </text:list>
                        </text:list-item>
                        <text:list-item>
                          <text:p text:style-name="P114">抽象例子，木桶理論。</text:p>
                        </text:list-item>
                      </text:list>
                    </text:list-item>
                  </text:list>
                </text:list-item>
                <text:list-item>
                  <text:p text:style-name="P129"><text:span text:style-name="T33">（型態層級 的 描述在 </text:span><text:span text:style-name="T29">肉質層、意識層</text:span><text:span text:style-name="T25"> 文件群的 </text:span><text:span text:style-name="T24">型態層級</text:span><text:span text:style-name="T33">）</text:span></text:p>
                </text:list-item>
              </text:list>
            </text:list-item>
          </text:list>
        </text:list-item>
        <text:list-item>
          <text:p text:style-name="P122"/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0T18:42:16.946000000</dc:date>
    <meta:editing-duration>P11DT4H22M11S</meta:editing-duration>
    <meta:editing-cycles>6449</meta:editing-cycles>
    <meta:document-statistic meta:table-count="0" meta:image-count="0" meta:object-count="0" meta:page-count="1" meta:paragraph-count="287" meta:word-count="6356" meta:character-count="8201" meta:non-whitespace-character-count="7247"/>
  </office:meta>
</office:document-meta>
</file>